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8C00000416C1E84F355D014A6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draw:fill="none" draw:textarea-horizontal-align="justify" draw:textarea-vertical-align="middle" draw:auto-grow-height="false" fo:min-height="0.639cm" fo:min-width="4.5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默认">
        <draw:frame draw:style-name="gr1" draw:text-style-name="P1" draw:layer="layout" svg:width="37.628cm" svg:height="23.483cm" svg:x="2.27cm" svg:y="3.413cm">
          <draw:image xlink:href="Pictures/100002010000068C00000416C1E84F355D014A6B.png" xlink:type="simple" xlink:show="embed" xlink:actuate="onLoad">
            <text:p/>
          </draw:image>
        </draw:frame>
        <draw:custom-shape draw:style-name="gr2" draw:text-style-name="P2" draw:layer="layout" svg:width="5.08cm" svg:height="0.889cm" svg:x="18.364cm" svg:y="11.3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0.889cm" svg:x="24.114cm" svg:y="7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0.889cm" svg:x="29.702cm" svg:y="4.55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09:33:57.825240174</meta:creation-date>
    <dc:date>2019-11-13T10:04:01.077531057</dc:date>
    <meta:editing-duration>PT9M40S</meta:editing-duration>
    <meta:editing-cycles>1</meta:editing-cycles>
    <meta:document-statistic meta:object-count="4"/>
    <meta:generator>LibreOffice/6.0.7.3$Linux_X86_64 LibreOffice_project/00m0$Build-3</meta:generator>
  </office:meta>
</office:document-meta>
</file>